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 officeooo:paragraph-rsid="001f4368" style:language-asian="en" style:country-asian="US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rsid="001a4edc" officeooo:paragraph-rsid="001f4368" style:language-asian="en" style:country-asian="US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rsid="001a5b72" officeooo:paragraph-rsid="001f4368" style:language-asian="en" style:country-asian="US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style="italic" officeooo:paragraph-rsid="001f4368" fo:background-color="#ffffff" style:font-size-asian="12pt" style:font-style-asian="italic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paragraph-rsid="001f4368" fo:background-color="#ffffff" style:font-size-asian="12pt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en" fo:country="GB" fo:font-style="italic" officeooo:rsid="001a5b72" officeooo:paragraph-rsid="001f4368" fo:background-color="#ffffff" style:font-size-asian="12pt" style:language-asian="en" style:country-asian="US" style:font-style-asian="italic" style:font-name-complex="Times New Roman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sk" fo:country="SK" fo:font-style="italic" officeooo:rsid="001a5b72" officeooo:paragraph-rsid="001f4368" fo:background-color="#ffffff" style:font-size-asian="12pt" style:language-asian="en" style:country-asian="US" style:font-style-asian="italic" style:font-name-complex="Times New Roman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4368" fo:background-color="#ffffff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4368"/>
    </style:style>
    <style:style style:name="P10" style:family="paragraph" style:parent-style-name="Standard" style:master-page-name="Converted1">
      <style:paragraph-properties fo:text-align="center" style:justify-single-word="false" style:page-number="auto"/>
      <style:text-properties officeooo:paragraph-rsid="001f4368"/>
    </style:style>
    <style:style style:name="P11" style:family="paragraph" style:parent-style-name="Nadpis_20_Basne">
      <style:text-properties officeooo:paragraph-rsid="001f4368" fo:background-color="#ffffff"/>
    </style:style>
    <style:style style:name="P12" style:family="paragraph" style:parent-style-name="Báseň">
      <style:text-properties officeooo:paragraph-rsid="001f4368" fo:background-color="#ffffff"/>
    </style:style>
    <style:style style:name="P13" style:family="paragraph" style:parent-style-name="Báseň">
      <style:text-properties officeooo:paragraph-rsid="001f4368"/>
    </style:style>
    <style:style style:name="T1" style:family="text">
      <style:text-properties fo:language="sk" fo:country="SK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4" style:family="text">
      <style:text-properties style:font-name="Times New Roman" fo:font-size="12pt" fo:language="sk" fo:country="SK" style:font-size-asian="12pt" style:font-name-complex="Times New Roman1"/>
    </style:style>
    <style:style style:name="T5" style:family="text">
      <style:text-properties style:font-name="Times New Roman" fo:font-size="12pt" fo:background-color="#ffffff" loext:char-shading-value="0" style:font-size-asian="12pt" style:font-name-complex="Times New Roman1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officeooo:rsid="001ca9d4"/>
    </style:style>
    <style:style style:name="T8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Oko Búrky</text:span></text:p>
      <text:p text:style-name="P5"/>
      <text:p text:style-name="P8"><text:span text:style-name="T2">Si príliš blízko pravde, aby si ju videl,</text:span></text:p>
      <text:p text:style-name="P8"><text:span text:style-name="T2">Príliš krátko žil si, aby zničil údel,</text:span></text:p>
      <text:p text:style-name="P8"><text:span text:style-name="T2">Príliš malé sny, aby dosiahol univerzum,</text:span></text:p>
      <text:p text:style-name="P8"><text:span text:style-name="T2">Príliš veľa istôt na pochod do temnoty...</text:span></text:p>
      <text:p text:style-name="P8"><text:span text:style-name="T3">Do oka búrky nikdy nezahliadol,</text:span></text:p>
      <text:p text:style-name="P8"><text:span text:style-name="T3">A predsa v ňom bol,</text:span></text:p>
      <text:p text:style-name="P8"><text:span text:style-name="T3">Do oka smrti nikdy zazrel,</text:span></text:p>
      <text:p text:style-name="P8"><text:span text:style-name="T3">Hoci blízko bol...</text:span></text:p>
      <text:p text:style-name="P8"><text:span text:style-name="T2">Si príliš obyčajný, aby si to zmenil,</text:span></text:p>
      <text:p text:style-name="P8"><text:span text:style-name="T2">Príliš zlý, aby sa zlepšil,</text:span></text:p>
      <text:p text:style-name="P8"><text:span text:style-name="T2">Príliš bezpečný, aby si odišiel,</text:span></text:p>
      <text:p text:style-name="P8"><text:span text:style-name="T2">Príliš dobrý na zlepšenie...</text:span></text:p>
      <text:p text:style-name="P8"><text:span text:style-name="T3">Do oka búrky sa nepozrel,</text:span></text:p>
      <text:p text:style-name="P8"><text:span text:style-name="T3">A predsa v ňom bol,</text:span></text:p>
      <text:p text:style-name="P8"><text:span text:style-name="T3">Dvere si nikdy neotvoril,</text:span></text:p>
      <text:p text:style-name="P8"><text:span text:style-name="T3">A tak blízko si bol...</text:span></text:p>
      <text:p text:style-name="P8"><text:span text:style-name="T2">Si príliš nový, aby si sa ničil,</text:span></text:p>
      <text:p text:style-name="P8"><text:span text:style-name="T2">Príliš bežný, aby si skončil,</text:span></text:p>
      <text:p text:style-name="P8"><text:span text:style-name="T2">Príliš normálny, aby si otvoril dvere do tmy,</text:span></text:p>
      <text:p text:style-name="P8"><text:span text:style-name="T2">Príliš pokojný, aby si skúsil noc,</text:span></text:p>
      <text:p text:style-name="P8"><text:span text:style-name="T3">Do oka búrky, tam je pokoj,</text:span></text:p>
      <text:p text:style-name="P8"><text:span text:style-name="T3">Miesto kde žiješ je pod lampou,</text:span></text:p>
      <text:p text:style-name="P8"><text:span text:style-name="T3">Tam je tvoje svetlo,</text:span></text:p>
      <text:p text:style-name="P8"><text:span text:style-name="T3">Nevidíš tmu vnútri nej...</text:span></text:p>
      <text:p text:style-name="P8"><text:span text:style-name="T2">Si príliš slobodný, aby si sa oslobodil,</text:span></text:p>
      <text:p text:style-name="P8"><text:span text:style-name="T2">Príliš sklamaný, aby si mal ideály,</text:span></text:p>
      <text:p text:style-name="P8"><text:span text:style-name="T2">Príliš pokorený, aby si sa nasledoval,</text:span></text:p>
      <text:p text:style-name="P8"><text:span text:style-name="T2">Príliš nájdený, aby si sa našiel,</text:span></text:p>
      <text:p text:style-name="P8"><text:span text:style-name="T3">Oko búrky je tvoj svet,</text:span></text:p>
      <text:p text:style-name="P8"><text:span text:style-name="T3">Ignorujúc okolie, žijúc si pokojne,</text:span></text:p>
      <text:p text:style-name="P8"><text:span text:style-name="T3">Hľadajúc zámienky na nové námietky,</text:span></text:p>
      <text:p text:style-name="P8"><text:span text:style-name="T3">Nikdy si von nevystúpiš...</text:span></text:p>
      <text:p text:style-name="P8"><text:span text:style-name="T2">Si príliš potrebný, aby si odišiel,</text:span></text:p>
      <text:p text:style-name="P8"><text:span text:style-name="T2">Príliš žijúci, aby si prešiel mimo,</text:span></text:p>
      <text:p text:style-name="P8"><text:span text:style-name="T2">Príliš hľadajúci, by si nevidel realitu,</text:span></text:p>
      <text:p text:style-name="P8"><text:span text:style-name="T2">Príliš malý, aby si chápal, tak si nenachádzaš...</text:span></text:p>
      <text:p text:style-name="P8"><text:span text:style-name="T3">Oko búrky je tvoj domov,</text:span></text:p>
      <text:p text:style-name="P8"><text:span text:style-name="T3">Tak si a ho neopustíš,</text:span></text:p>
      <text:p text:style-name="P8"><text:span text:style-name="T3">Von ťa nepustí, oko búrky,</text:span></text:p>
      <text:p text:style-name="P8"><text:span text:style-name="T3">Slnko uprostred daždivých tornád..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6">BROKEN MISERY</text:span></text:p>
      <text:p text:style-name="P1"/>
      <text:p text:style-name="P2">Tell me words about this mention,</text:p>
      <text:p text:style-name="P2">I'll create <text:span text:style-name="T7">what</text:span> you've not hoped,</text:p>
      <text:p text:style-name="P2">I'll not come to your dimension,</text:p>
      <text:p text:style-name="P2">But your misery is sold,</text:p>
      <text:p text:style-name="P2">Tell me words about your mission,</text:p>
      <text:p text:style-name="P2">I'll make <text:span text:style-name="T7">you </text:span>a lot of tears,</text:p>
      <text:p text:style-name="P2">before is done dehumanization,</text:p>
      <text:p text:style-name="P2">when you're here <text:span text:style-name="T7">that's sold</text:span>,</text:p>
      <text:p text:style-name="P2">Tell me words about creation,</text:p>
      <text:p text:style-name="P2">I'll transform you into the screens,</text:p>
      <text:p text:style-name="P2">You'll stay in that situation,</text:p>
      <text:p text:style-name="P2"><text:span text:style-name="T7">But</text:span> I'm now seen,</text:p>
      <text:p text:style-name="P2">Tell me words about ambition<text:span text:style-name="T7">s</text:span>,</text:p>
      <text:p text:style-name="P2">I'll sell all regret of you,</text:p>
      <text:p text:style-name="P2">The virtual substitution,</text:p>
      <text:p text:style-name="P2">To end join tears by tears,</text:p>
      <text:p text:style-name="P3">Tell me words about collision,</text:p>
      <text:p text:style-name="P3">I'll sell all suffering,</text:p>
      <text:p text:style-name="P3">Yes, it was right decision,</text:p>
      <text:p text:style-name="P3">For me, I sold this,</text:p>
      <text:p text:style-name="P3">Tell me words about frustration,</text:p>
      <text:p text:style-name="P3">I'll break last ideals for me,</text:p>
      <text:p text:style-name="P3">Sold the regret to your visualization,</text:p>
      <text:p text:style-name="P6">And the misery was broken,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Menataja</text:p>
      <text:p text:style-name="P8"><text:span text:style-name="T2">Vzniknutá z nenávisti posvätna,</text:span></text:p>
      <text:p text:style-name="P8"><text:span text:style-name="T2">Už si ma zničila, tak zabi ma,</text:span></text:p>
      <text:p text:style-name="P8"><text:span text:style-name="T2">Vyrvala si ma zo mňa už dávno,</text:span></text:p>
      <text:p text:style-name="P8"><text:span text:style-name="T2">Tak načo klamať, že nepáli ráno,</text:span></text:p>
      <text:p text:style-name="P8"><text:span text:style-name="T2">Posvätnými slzami udobrili fatamorgánu,</text:span></text:p>
      <text:p text:style-name="P8"><text:span text:style-name="T2">Obetovali ťa a nikto si to nevšimol.</text:span></text:p>
      <text:p text:style-name="P8"><text:span text:style-name="T2">Kamenná socha z ľudskej zrady,</text:span></text:p>
      <text:p text:style-name="P8"><text:span text:style-name="T2">Požehnáva vojne, skaze a zabíja,</text:span></text:p>
      <text:p text:style-name="P8"><text:span text:style-name="T2">Vzývali ju modlitbami, obetami, snami,</text:span></text:p>
      <text:p text:style-name="P8"><text:span text:style-name="T2">Požehnala nenávisťou, hnevom a smrťou...</text:span></text:p>
      <text:p text:style-name="P8"><text:span text:style-name="T2">Zahalená do kráľovského purpuru,</text:span></text:p>
      <text:p text:style-name="P8"><text:span text:style-name="T2">Odsúdila na smrť svojich veriacich,</text:span></text:p>
      <text:p text:style-name="P8"><text:span text:style-name="T2">Klaňali sa jej s pokorou ich,</text:span></text:p>
      <text:p text:style-name="P8"><text:span text:style-name="T2">Oslavovaná krvou a smrťou,</text:span></text:p>
      <text:p text:style-name="P8"><text:span text:style-name="T2">Kŕmená telami svojich obetí,</text:span></text:p>
      <text:p text:style-name="P8"><text:span text:style-name="T2">Vzývajú vojaci do železa odetí,</text:span></text:p>
      <text:p text:style-name="P8"><text:span text:style-name="T2">Sláva, ti sláva, Menataja, sláva ti skaze,</text:span></text:p>
      <text:p text:style-name="P8"><text:span text:style-name="T2">Spievajú symfóniu tvojej zloby požehnania,</text:span></text:p>
      <text:p text:style-name="P8"><text:span text:style-name="T2">Zabijú seba, teba aj mňa.</text:span></text:p>
      <text:p text:style-name="P8"><text:span text:style-name="T2">Vykúpaná v krvi všetkej skazy,</text:span></text:p>
      <text:p text:style-name="P8"><text:span text:style-name="T2">Preklína mier, volá do zbraní,</text:span></text:p>
      <text:p text:style-name="P8"><text:span text:style-name="T2">Keď vyhrajú oslavuje, nepriateľa raní...</text:span></text:p>
      <text:p text:style-name="P8"><text:span text:style-name="T2">A kto je ním? Kto je tvojím nepriateľom?</text:span></text:p>
      <text:p text:style-name="P8"><text:span text:style-name="T2">Koho si prekliala, zabila a spálila.</text:span></text:p>
      <text:p text:style-name="P8"><text:span text:style-name="T2">Na mŕtvom poli, už slovo nevraví,</text:span></text:p>
      <text:p text:style-name="P8"><text:span text:style-name="T2">Odbili rohy vojnovej čierňavy,</text:span></text:p>
      <text:p text:style-name="P8"><text:span text:style-name="T2">A ty sa len pozeráš, Menataja, na svoje dielo hľadíš,</text:span></text:p>
      <text:p text:style-name="P8"><text:span text:style-name="T2">Za svoje požehnania vysoko platíš,</text:span></text:p>
      <text:p text:style-name="P8"><text:span text:style-name="T2">Hlásaj svätú nenávisť odetú do lásky,</text:span></text:p>
      <text:p text:style-name="P8"><text:span text:style-name="T2">Hlásaj víťazstvo za cenu obetí,</text:span></text:p>
      <text:p text:style-name="P8"><text:span text:style-name="T2">Hlásaj cenu pre tých čo ťa milujú,</text:span></text:p>
      <text:p text:style-name="P8"><text:span text:style-name="T2">Požehnaj im smrť v tieni krvi,</text:span></text:p>
      <text:p text:style-name="P8"><text:span text:style-name="T2">Hlásaj koniec vykúpený v konci,</text:span></text:p>
      <text:p text:style-name="P8"><text:span text:style-name="T2">Menataja, poznaj hlasy teba okolo,</text:span></text:p>
      <text:p text:style-name="P8"><text:span text:style-name="T2">Nie je nič čo si nemohol,</text:span></text:p>
      <text:p text:style-name="P8"><text:span text:style-name="T2">Oslava konca, poklona vražde,</text:span></text:p>
      <text:p text:style-name="P8"><text:span text:style-name="T2">Tebe pri spievajú tvoju pieseň...</text:span></text:p>
      <text:p text:style-name="P8"><text:span text:style-name="T2">Zomierajúci nádejal sa v jej milosť,</text:span></text:p>
      <text:p text:style-name="P8"><text:span text:style-name="T2">Hlásal mečom jej požehnania,</text:span></text:p>
      <text:p text:style-name="P8"><text:span text:style-name="T2">A napokon si ma zabil,</text:span></text:p>
      <text:p text:style-name="P8"><text:span text:style-name="T2">S</text:span><text:span text:style-name="T4">vätý hriešnik posvätnej predstavy,</text:span></text:p>
      <text:p text:style-name="P7">Zničil si ma, tak to už dokonaj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text:span text:style-name="T8">Demonia</text:span></text:p>
      <text:p text:style-name="P9"><text:span text:style-name="T5">Stojí a koniec sa blíži,</text:span></text:p>
      <text:p text:style-name="P9"><text:span text:style-name="T5">Keď hviezda zasvieti, každý sa pokloní,</text:span></text:p>
      <text:p text:style-name="P9"><text:span text:style-name="T5">A vládca nečaká na koniec poklony.</text:span></text:p>
      <text:p text:style-name="P9"><text:span text:style-name="T5">Demonia, zatvor si oči a nečakaj,</text:span></text:p>
      <text:p text:style-name="P9"><text:span text:style-name="T5">Posledná a zabudnutá,</text:span></text:p>
      <text:p text:style-name="P9"><text:span text:style-name="T5">Dcéra démona, neplakaj,</text:span></text:p>
      <text:p text:style-name="P9"><text:span text:style-name="T5">Všetci zastali opodiaľ.</text:span></text:p>
      <text:p text:style-name="P9"><text:span text:style-name="T5">A tu sa už nikto nezastaví,</text:span></text:p>
      <text:p text:style-name="P9"><text:span text:style-name="T5">Zakry si slzy rubášom,</text:span></text:p>
      <text:p text:style-name="P9"><text:span text:style-name="T5">A všetci na zem popadali,</text:span></text:p>
      <text:p text:style-name="P9"><text:span text:style-name="T5">Hviezda im presvietila noc,</text:span></text:p>
      <text:p text:style-name="P9"><text:span text:style-name="T5">A putovníci do svoj cieľ nedôjdu,</text:span></text:p>
      <text:p text:style-name="P9"><text:span text:style-name="T5">Pred bránou pekla si na nich diabol počká,</text:span></text:p>
      <text:p text:style-name="P9"><text:span text:style-name="T5">Ako na každého z nás,</text:span></text:p>
      <text:p text:style-name="P9"><text:span text:style-name="T5">Ak už nebudeme bozkávať zem nad nami,</text:span></text:p>
      <text:p text:style-name="P9"><text:span text:style-name="T5">Demonia, zakry si výhľad tvojimi slzami,</text:span></text:p>
      <text:p text:style-name="P9"><text:span text:style-name="T5">Kde zmizla tma nad nami?</text:span></text:p>
      <text:p text:style-name="P9"><text:span text:style-name="T5">Démonov ortieľ, kým povedaný,</text:span></text:p>
      <text:p text:style-name="P9"><text:span text:style-name="T5">Či ktorý tyran stojí nad nami?</text:span></text:p>
      <text:p text:style-name="P9"><text:span text:style-name="T5">A pútnik svoj cieľ v nedohľadne,</text:span></text:p>
      <text:p text:style-name="P9"><text:span text:style-name="T5">Či kde čakal? A či vôbec je?</text:span></text:p>
      <text:p text:style-name="P9"><text:span text:style-name="T5">A nikto netuší čo bude a čo sa nestane,</text:span></text:p>
      <text:p text:style-name="P9"><text:span text:style-name="T5">Kedy už konečne súd nastane,</text:span></text:p>
      <text:p text:style-name="P9"><text:span text:style-name="T5">A pokorne na ortieľ čakajú,</text:span></text:p>
      <text:p text:style-name="P9"><text:span text:style-name="T5">Pod oltárom z krvi sa klaňajú,</text:span></text:p>
      <text:p text:style-name="P9"><text:span text:style-name="T5">Demonia, zastaň a neviď dnes,</text:span></text:p>
      <text:p text:style-name="P9"><text:span text:style-name="T5">Hviezda zasvieti a to bude koniec,</text:span></text:p>
      <text:p text:style-name="P9"><text:span text:style-name="T5">A či kedy sa tma navráti?</text:span></text:p>
      <text:p text:style-name="P9"><text:span text:style-name="T5">A či budú dni zrátané?</text:span></text:p>
      <text:p text:style-name="P9"><text:span text:style-name="T5">Už je koniec, koniec slov o slovách,</text:span></text:p>
      <text:p text:style-name="P9"><text:span text:style-name="T5">Veriaci sa nedočkal príslova,</text:span></text:p>
      <text:p text:style-name="P9"><text:span text:style-name="T5">Márne čaká na svoju odmenu,</text:span></text:p>
      <text:p text:style-name="P9"><text:span text:style-name="T5">Len objím zem nad tebou, Pochovaný,</text:span></text:p>
      <text:p text:style-name="P9"><text:span text:style-name="T5">Krásna a mŕtva z démonov,</text:span></text:p>
      <text:p text:style-name="P9"><text:span text:style-name="T5">Demonia, a či ortieľ ti bol určený zhora?</text:span></text:p>
      <text:p text:style-name="P9"><text:span text:style-name="T5">A kto určil o zle nesprávnom?</text:span></text:p>
      <text:p text:style-name="P9"><text:span text:style-name="T5">Kto ti vzal temnotu na zahalenie,</text:span></text:p>
      <text:p text:style-name="P9"><text:span text:style-name="T5">V šatách zo spomienok Styxu v deň posledný,</text:span></text:p>
      <text:p text:style-name="P9"><text:span text:style-name="T5">Kto v zlatom meste bude pochovaný,</text:span></text:p>
      <text:p text:style-name="P9"><text:span text:style-name="T5">Demonia, všetci sú ti opodiaľ....</text:span></text:p>
      <text:p text:style-name="P9"><text:span text:style-name="T5">Demonia, zakry svoj posledný žiaľ,</text:span></text:p>
      <text:p text:style-name="P6">Zabudni a zomri v deň hriechu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adpis_20_Basne" style:display-name="Nadpis Basne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font-variant="small-caps"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Báseň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font-variant="small-caps"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4-12-17T18:09:36.334021470</meta:creation-date>
    <dc:date>2014-12-17T18:23:38.726832910</dc:date>
    <dc:creator>Paulina </dc:creator>
    <meta:editing-duration>P0D</meta:editing-duration>
    <meta:editing-cycles>1</meta:editing-cycles>
    <meta:document-statistic meta:table-count="0" meta:image-count="0" meta:object-count="0" meta:page-count="4" meta:paragraph-count="152" meta:word-count="817" meta:character-count="4646" meta:non-whitespace-character-count="3981"/>
    <meta:generator>LibreOffice/4.2.7.2$Linux_X86_64 LibreOffice_project/420m0$Build-2</meta:generator>
  </office:meta>
</office:document-meta>
</file>